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22cm" fo:margin-left="0cm" table:align="left" style:may-break-between-rows="true" style:writing-mode="lr-tb"/>
    </style:style>
    <style:style style:name="Таблица1.A" style:family="table-column">
      <style:table-column-properties style:column-width="1.734cm"/>
    </style:style>
    <style:style style:name="Таблица1.B" style:family="table-column">
      <style:table-column-properties style:column-width="11.936cm"/>
    </style:style>
    <style:style style:name="Таблица1.C" style:family="table-column">
      <style:table-column-properties style:column-width="3.351cm"/>
    </style:style>
    <style:style style:name="Таблица1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8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8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6pt" fo:font-weight="bold" fo:background-color="transparent" style:font-name-asian="Times New Roman" style:font-size-asian="16pt" style:font-name-complex="Times New Roman" style:font-size-complex="16pt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weight-asian="normal" style:font-name-complex="Calibri1" style:font-weight-complex="normal"/>
    </style:style>
    <style:style style:name="T1" style:family="text">
      <style:text-properties style:use-window-font-color="true" style:font-name="Times New Roman" fo:font-size="18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лан выполнения дипломного проекта на тему</text:p>
      <text:p text:style-name="P7">Моделирование течения сплошной среды в узком канале</text:p>
      <text:p text:style-name="P7">студента гр. 111131</text:p>
      <text:p text:style-name="P7">Богдановой А.Е</text:p>
      <text:p text:style-name="P7">научный руководитель:<text:line-break/>Радыгин В.Ю.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<text:span text:style-name="T2">№ </text:span><text:span text:style-name="T2">недели</text:span></text:p>
          </table:table-cell>
          <table:table-cell table:style-name="Таблица1.A1" office:value-type="string">
            <text:p text:style-name="P4">Описание</text:p>
          </table:table-cell>
          <table:table-cell table:style-name="Таблица1.A1" office:value-type="string">
            <text:p text:style-name="P5">Отметка</text:p>
            <text:p text:style-name="P5">о выполнении</text:p>
          </table:table-cell>
        </table:table-row>
        <table:table-row>
          <table:table-cell table:style-name="Таблица1.A1" office:value-type="string">
            <text:p text:style-name="P3">1</text:p>
            <text:p text:style-name="P6">27.10</text:p>
            <text:p text:style-name="P6">-</text:p>
            <text:p text:style-name="P6">02.11</text:p>
          </table:table-cell>
          <table:table-cell table:style-name="Таблица1.A1" office:value-type="string">
            <text:p text:style-name="P2"><text:span text:style-name="T3">Построение </text:span><text:span text:style-name="T3">«</text:span><text:span text:style-name="T3">геометрии</text:span><text:span text:style-name="T3">». </text:span><text:span text:style-name="T3">Вывод схемы канала на экран.</text:span>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2</text:p>
            <text:p text:style-name="P6">03.11</text:p>
            <text:p text:style-name="P6">-</text:p>
            <text:p text:style-name="P6">09.11</text:p>
          </table:table-cell>
          <table:table-cell table:style-name="Таблица1.A1" office:value-type="string">
            <text:p text:style-name="P9">Коррекция модели границ канала. Разработка структуры ячеек дифференциальной сетки, видов ячеек. Изучение фаз столкновения 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3</text:p>
            <text:p text:style-name="P6">10.11</text:p>
            <text:p text:style-name="P6">-</text:p>
            <text:p text:style-name="P6">16.11</text:p>
          </table:table-cell>
          <table:table-cell table:style-name="Таблица1.A1" office:value-type="string">
            <text:p text:style-name="P9">Введение, аннотация, список литературы для пояснительной к дипломной работе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4</text:p>
            <text:p text:style-name="P6">17.11</text:p>
            <text:p text:style-name="P6">-</text:p>
            <text:p text:style-name="P6">23.11</text:p>
          </table:table-cell>
          <table:table-cell table:style-name="Таблица1.A1" office:value-type="string">
            <text:p text:style-name="P9">Главы: Лит. Обзор (часть), проектирование программного комплекса (часть)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5</text:p>
            <text:p text:style-name="P6">24.11</text:p>
            <text:p text:style-name="P6">-</text:p>
            <text:p text:style-name="P6">30.11</text:p>
          </table:table-cell>
          <table:table-cell table:style-name="Таблица1.A1" office:value-type="string">
            <text:p text:style-name="P9">Фаза инициализации ячеек дифференциальной сетки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6</text:p>
            <text:p text:style-name="P6">01.12</text:p>
            <text:p text:style-name="P6">-</text:p>
            <text:p text:style-name="P6">07.12</text:p>
          </table:table-cell>
          <table:table-cell table:style-name="Таблица1.A1" office:value-type="string">
            <text:p text:style-name="P9">Фаза столкновения ячеек дифференциальной сетки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7</text:p>
            <text:p text:style-name="P6">08.12</text:p>
            <text:p text:style-name="P6">-</text:p>
            <text:p text:style-name="P6">14.12</text:p>
          </table:table-cell>
          <table:table-cell table:style-name="Таблица1.A1" office:value-type="string">
            <text:p text:style-name="P9">Фаза переноса ячеек дифференциальной сетки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8</text:p>
            <text:p text:style-name="P6">15.12</text:p>
            <text:p text:style-name="P6">-</text:p>
            <text:p text:style-name="P6">21.12</text:p>
          </table:table-cell>
          <table:table-cell table:style-name="Таблица1.A1" office:value-type="string">
            <text:p text:style-name="P10">Пересчет для течения сплошной среды в канале.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3">9</text:p>
            <text:p text:style-name="P6">22.12</text:p>
            <text:p text:style-name="P6">-</text:p>
            <text:p text:style-name="P6">28.12</text:p>
          </table:table-cell>
          <table:table-cell table:style-name="Таблица1.A1" office:value-type="string">
            <text:p text:style-name="P9">Программа без применения параллельного программирования полностью работает. Для пояснительной записки написаны: лит.обзор, введение, аннотация, часть главы про проектирование ИС и список лит-ры.</text:p>
          </table:table-cell>
          <table:table-cell table:style-name="Таблица1.A1" office:value-type="string">
            <text:p text:style-name="P9"/>
            <text:p text:style-name="P9"/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4" meta:word-count="146" meta:character-count="1003" meta:non-whitespace-character-count="910"/>
    <dc:date>2014-11-14T18:42:42</dc:date>
    <meta:editing-duration>PT6M7S</meta:editing-duration>
    <meta:editing-cycles>1</meta:editing-cycles>
    <meta:generator>LibreOffice/3.4$Linux LibreOffice_project/340m1$Build-602</meta:generator>
  </office:meta>
</office:document-meta>
</file>